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paragraph-properties fo:padding="0.049cm" fo:border="0.06pt solid #d9d9e3"/>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Pregunta 1:</text:span></text:span> ¿Qué es Squid y cuál es su función principal en una red?</text:p>
      <text:p text:style-name="P4"><text:span text:style-name="Strong_20_Emphasis"><text:span text:style-name="T2">Respuesta 1:</text:span></text:span> Squid es un servidor proxy caché de código abierto que se utiliza para acelerar el acceso a recursos web y controlar el tráfico en una red. Su función principal es almacenar en caché y servir páginas web y otros recursos para reducir la carga de ancho de banda y mejorar la velocidad de acceso.</text:p>
      <text:p text:style-name="P4"><text:span text:style-name="Strong_20_Emphasis"><text:span text:style-name="T2">Pregunta 2:</text:span></text:span> ¿Cuál es la ventaja de utilizar un servidor proxy caché como Squid en una red?</text:p>
      <text:p text:style-name="P4"><text:span text:style-name="Strong_20_Emphasis"><text:span text:style-name="T2">Respuesta 2:</text:span></text:span> La ventaja de utilizar un servidor proxy caché como Squid es la reducción del tráfico de red, el ahorro de ancho de banda y la aceleración del acceso a sitios web, ya que almacena en caché recursos web comunes.</text:p>
      <text:p text:style-name="P4"><text:span text:style-name="Strong_20_Emphasis"><text:span text:style-name="T2">Pregunta 3:</text:span></text:span> ¿En qué puerto suele escuchar Squid de forma predeterminada?</text:p>
      <text:p text:style-name="P4"><text:span text:style-name="Strong_20_Emphasis"><text:span text:style-name="T2">Respuesta 3:</text:span></text:span> Squid suele escuchar en el puerto 3128 de forma predeterminada.</text:p>
      <text:p text:style-name="P4"><text:span text:style-name="Strong_20_Emphasis"><text:span text:style-name="T2">Pregunta 4:</text:span></text:span> ¿Cómo se instala Squid en un sistema Linux?</text:p>
      <text:p text:style-name="P4"><text:span text:style-name="Strong_20_Emphasis"><text:span text:style-name="T2">Respuesta 4:</text:span></text:span> Squid se instala utilizando el gestor de paquetes de la distribución. Por ejemplo, en sistemas basados en Debian, se utiliza "apt-get", y en sistemas basados en Red Hat, se utiliza "yum" o "dnf".</text:p>
      <text:p text:style-name="P4"><text:span text:style-name="Strong_20_Emphasis"><text:span text:style-name="T2">Pregunta 5:</text:span></text:span> ¿Qué es una caché de proxy y cómo funciona en Squid?</text:p>
      <text:p text:style-name="P4"><text:span text:style-name="Strong_20_Emphasis"><text:span text:style-name="T2">Respuesta 5:</text:span></text:span> Una caché de proxy es un almacén temporal de recursos web descargados. En Squid, cuando un cliente solicita un recurso, Squid lo almacena en caché para futuras solicitudes, lo que reduce la necesidad de volver a descargarlo desde el servidor remoto.</text:p>
      <text:p text:style-name="P4"><text:span text:style-name="Strong_20_Emphasis"><text:span text:style-name="T2">Pregunta 6:</text:span></text:span> ¿Qué es un ACL (Access Control List) en Squid y cuál es su propósito?</text:p>
      <text:p text:style-name="P4"><text:span text:style-name="Strong_20_Emphasis"><text:span text:style-name="T2">Respuesta 6:</text:span></text:span> Un ACL (Access Control List) en Squid es una lista de reglas que se utiliza para controlar el acceso de los clientes a recursos web y para aplicar políticas de filtrado y autenticación.</text:p>
      <text:p text:style-name="P4"><text:span text:style-name="Strong_20_Emphasis"><text:span text:style-name="T2">Pregunta 7:</text:span></text:span> ¿Cómo se configuran los ACLs en Squid?</text:p>
      <text:p text:style-name="P4"><text:span text:style-name="Strong_20_Emphasis"><text:span text:style-name="T2">Respuesta 7:</text:span></text:span> Los ACLs se configuran en el archivo de configuración de Squid utilizando la directiva "acl". Por ejemplo, "acl mi_red src 192.168.1.0/24" crea un ACL llamado "mi_red" para la red 192.168.1.0/24.</text:p>
      <text:p text:style-name="P4"><text:span text:style-name="Strong_20_Emphasis"><text:span text:style-name="T2">Pregunta 8:</text:span></text:span> ¿Qué es el caché transparente en Squid y cuál es su función?</text:p>
      <text:p text:style-name="P4"><text:span text:style-name="Strong_20_Emphasis"><text:span text:style-name="T2">Respuesta 8:</text:span></text:span> El caché transparente en Squid permite almacenar en caché el tráfico web sin requerir configuraciones de proxy en los clientes. Squid intercepta automáticamente las solicitudes y las almacena en caché.</text:p>
      <text:p text:style-name="P4"><text:soft-page-break/><text:span text:style-name="Strong_20_Emphasis"><text:span text:style-name="T2">Pregunta 9:</text:span></text:span> ¿Cuál es el propósito de las directivas "http_port" y "https_port" en la configuración de Squid?</text:p>
      <text:p text:style-name="P4"><text:span text:style-name="Strong_20_Emphasis"><text:span text:style-name="T2">Respuesta 9:</text:span></text:span> La directiva "http_port" se utiliza para especificar el puerto en el que Squid escuchará las solicitudes HTTP, mientras que "https_port" especifica el puerto para las solicitudes HTTPS.</text:p>
      <text:p text:style-name="P4"><text:span text:style-name="Strong_20_Emphasis"><text:span text:style-name="T2">Pregunta 10:</text:span></text:span> ¿Qué es el reenvío de puerto (port forwarding) en Squid y cuál es su utilidad?</text:p>
      <text:p text:style-name="P4"><text:span text:style-name="Strong_20_Emphasis"><text:span text:style-name="T2">Respuesta 10:</text:span></text:span> El reenvío de puerto en Squid permite redirigir solicitudes a puertos específicos a través del proxy. Es útil para implementar políticas de filtrado y control de acceso.</text:p>
      <text:p text:style-name="P4"><text:span text:style-name="Strong_20_Emphasis"><text:span text:style-name="T2">Pregunta 11:</text:span></text:span> ¿Qué es la autenticación en Squid y cuáles son los métodos de autenticación compatibles?</text:p>
      <text:p text:style-name="P4"><text:span text:style-name="Strong_20_Emphasis"><text:span text:style-name="T2">Respuesta 11:</text:span></text:span> La autenticación en Squid requiere que los usuarios se autentiquen antes de acceder a recursos web. Los métodos de autenticación compatibles incluyen Basic, Digest, NTLM y otros.</text:p>
      <text:p text:style-name="P4"><text:span text:style-name="Strong_20_Emphasis"><text:span text:style-name="T2">Pregunta 12:</text:span></text:span> ¿Cómo se configura la autenticación en Squid?</text:p>
      <text:p text:style-name="P4"><text:span text:style-name="Strong_20_Emphasis"><text:span text:style-name="T2">Respuesta 12:</text:span></text:span> La autenticación se configura en Squid mediante la definición de ACLs y el uso de directivas como "auth_param" y "auth_acl" en el archivo de configuración.</text:p>
      <text:p text:style-name="P4"><text:span text:style-name="Strong_20_Emphasis"><text:span text:style-name="T2">Pregunta 13:</text:span></text:span> ¿Qué es el reenvío de solicitudes en Squid y cuál es su función?</text:p>
      <text:p text:style-name="P4"><text:span text:style-name="Strong_20_Emphasis"><text:span text:style-name="T2">Respuesta 13:</text:span></text:span> El reenvío de solicitudes en Squid permite redirigir las solicitudes de los clientes a servidores web remotos. Puede utilizarse para balanceo de carga y alta disponibilidad.</text:p>
      <text:p text:style-name="P4"><text:span text:style-name="Strong_20_Emphasis"><text:span text:style-name="T2">Pregunta 14:</text:span></text:span> ¿Cómo se configura el reenvío de solicitudes en Squid?</text:p>
      <text:p text:style-name="P4"><text:span text:style-name="Strong_20_Emphasis"><text:span text:style-name="T2">Respuesta 14:</text:span></text:span> El reenvío de solicitudes se configura mediante la definición de directivas como "cache_peer" y "never_direct" en el archivo de configuración de Squid.</text:p>
      <text:p text:style-name="P4"><text:span text:style-name="Strong_20_Emphasis"><text:span text:style-name="T2">Pregunta 15:</text:span></text:span> ¿Qué es el caché de objeto en Squid y cuál es su función?</text:p>
      <text:p text:style-name="P4"><text:span text:style-name="Strong_20_Emphasis"><text:span text:style-name="T2">Respuesta 15:</text:span></text:span> El caché de objeto en Squid almacena en caché objetos individuales, como páginas web y recursos, para reducir la carga en los servidores web remotos.</text:p>
      <text:p text:style-name="P4"><text:span text:style-name="Strong_20_Emphasis"><text:span text:style-name="T2">Pregunta 16:</text:span></text:span> ¿Cómo se configuran políticas de caché en Squid?</text:p>
      <text:p text:style-name="P4"><text:span text:style-name="Strong_20_Emphasis"><text:span text:style-name="T2">Respuesta 16:</text:span></text:span> Las políticas de caché se configuran mediante el uso de directivas como "cache" y "refresh_pattern" en el archivo de configuración de Squid.</text:p>
      <text:p text:style-name="P4"><text:span text:style-name="Strong_20_Emphasis"><text:span text:style-name="T2">Pregunta 17:</text:span></text:span> ¿Cuál es la importancia de la limpieza de caché en Squid?</text:p>
      <text:p text:style-name="P4"><text:span text:style-name="Strong_20_Emphasis"><text:span text:style-name="T2">Respuesta 17:</text:span></text:span> La limpieza de caché en Squid elimina objetos obsoletos o caducados para liberar espacio de almacenamiento y garantizar que se sirvan recursos web actualizados.</text:p>
      <text:p text:style-name="P4"><text:soft-page-break/><text:span text:style-name="Strong_20_Emphasis"><text:span text:style-name="T2">Pregunta 18:</text:span></text:span> ¿Cómo se realiza la limpieza de caché en Squid?</text:p>
      <text:p text:style-name="P4"><text:span text:style-name="Strong_20_Emphasis"><text:span text:style-name="T2">Respuesta 18:</text:span></text:span> La limpieza de caché se realiza automáticamente por Squid en función de las políticas de caché configuradas. También se puede realizar manualmente utilizando el comando "squid -k reconfigure" o "squid -k flush".</text:p>
      <text:p text:style-name="P4"><text:span text:style-name="Strong_20_Emphasis"><text:span text:style-name="T2">Pregunta 19:</text:span></text:span> ¿Cuál es el propósito de las estadísticas de caché en Squid?</text:p>
      <text:p text:style-name="P4"><text:span text:style-name="Strong_20_Emphasis"><text:span text:style-name="T2">Respuesta 19:</text:span></text:span> Las estadísticas de caché en Squid proporcionan información sobre el rendimiento del caché, la utilización de recursos y el tráfico web.</text:p>
      <text:p text:style-name="P4"><text:span text:style-name="Strong_20_Emphasis"><text:span text:style-name="T2">Pregunta 20:</text:span></text:span> ¿Cómo se accede a las estadísticas de caché en Squid?</text:p>
      <text:p text:style-name="P4"><text:span text:style-name="Strong_20_Emphasis"><text:span text:style-name="T2">Respuesta 20:</text:span></text:span> Las estadísticas de caché se pueden acceder a través de una interfaz web generada por Squid, que suele estar en el puerto 3128 por defecto.</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85681b"/>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ervicios HTTP</text:span> </text:p>
        <text:p text:style-name="MP2">Implementación de Squid como servidor proxy caché</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5:15:12.867222382</dc:date>
    <meta:editing-duration>PT8H3M44S</meta:editing-duration>
    <meta:editing-cycles>116</meta:editing-cycles>
    <meta:generator>LibreOffice/7.4.1.2$Linux_X86_64 LibreOffice_project/3c58a8f3a960df8bc8fd77b461821e42c061c5f0</meta:generator>
    <meta:document-statistic meta:table-count="0" meta:image-count="1" meta:object-count="0" meta:page-count="3" meta:paragraph-count="43" meta:word-count="886" meta:character-count="5328" meta:non-whitespace-character-count="4484"/>
  </office:meta>
</office:document-meta>
</file>